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/>
    <style:font-face style:name="Liberation sans" svg:font-family="'Liberation sans'" style:font-family-generic="swiss"/>
    <style:font-face style:name="monospace" svg:font-family="monospace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style:use-window-font-color="true"/>
    </style:style>
    <style:style style:name="P2" style:family="paragraph" style:parent-style-name="Text_20_body">
      <style:text-properties style:use-window-font-color="true" fo:background-color="transparent"/>
    </style:style>
    <style:style style:name="P3" style:family="paragraph" style:parent-style-name="Text_20_body">
      <style:text-properties style:use-window-font-color="true" style:font-name="Liberation Mono" fo:font-size="10pt" fo:background-color="transparent" style:font-size-asian="10pt" style:font-size-complex="10pt"/>
    </style:style>
    <style:style style:name="P4" style:family="paragraph" style:parent-style-name="Text_20_body"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5" style:family="paragraph" style:parent-style-name="Text_20_body">
      <style:text-properties style:use-window-font-color="true" style:font-name="Liberation Serif" fo:font-size="12pt" style:font-size-asian="10.5pt" style:font-size-complex="12pt"/>
    </style:style>
    <style:style style:name="P6" style:family="paragraph" style:parent-style-name="Text_20_body">
      <style:text-properties style:use-window-font-color="true" style:font-name="Liberation Serif" fo:font-size="12pt" fo:font-weight="normal" fo:background-color="transparent" style:font-size-asian="10.5pt" style:font-weight-asian="normal" style:font-size-complex="12pt" style:font-weight-complex="normal"/>
    </style:style>
    <style:style style:name="P7" style:family="paragraph" style:parent-style-name="Text_20_body">
      <style:text-properties style:font-name="Liberation Mono"/>
    </style:style>
    <style:style style:name="P8" style:family="paragraph" style:parent-style-name="Text_20_body">
      <style:text-properties style:font-name="Liberation Serif"/>
    </style:style>
    <style:style style:name="P9" style:family="paragraph" style:parent-style-name="Text_20_body">
      <style:paragraph-properties fo:text-align="start" style:justify-single-word="false"/>
      <style:text-properties fo:color="#111111" style:font-name="Liberation mono" fo:font-size="10pt" fo:font-weight="normal" fo:background-color="transparent" style:font-size-asian="10pt" style:font-weight-asian="normal" style:font-size-complex="10pt" style:font-weight-complex="normal"/>
    </style:style>
    <style:style style:name="P10" style:family="paragraph" style:parent-style-name="Text_20_body">
      <style:text-properties fo:font-weight="normal" style:font-weight-asian="normal" style:font-weight-complex="normal"/>
    </style:style>
    <style:style style:name="P11" style:family="paragraph" style:parent-style-name="Text_20_body">
      <style:text-properties fo:color="#1c1c1c" style:font-name="Liberation mono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ext_20_body">
      <style:text-properties fo:color="#1c1c1c" style:font-name="Liberation mono" fo:font-size="10pt" fo:background-color="transparent" style:font-size-asian="10pt" style:font-size-complex="10pt"/>
    </style:style>
    <style:style style:name="P13" style:family="paragraph" style:parent-style-name="Text_20_body">
      <style:text-properties fo:language="en" fo:country="US"/>
    </style:style>
    <style:style style:name="P14" style:family="paragraph" style:parent-style-name="Text_20_body">
      <style:paragraph-properties loext:contextual-spacing="false"/>
      <style:text-properties fo:color="#000000"/>
    </style:style>
    <style:style style:name="P15" style:family="paragraph" style:parent-style-name="Directory_20_Tree">
      <style:text-properties fo:font-size="12pt" style:font-size-asian="12pt" style:font-size-complex="12pt"/>
    </style:style>
    <style:style style:name="P16" style:family="paragraph" style:parent-style-name="Preformatted_20_Text">
      <style:text-properties fo:color="#000000"/>
    </style:style>
    <style:style style:name="P17" style:family="paragraph" style:parent-style-name="Preformatted_20_Text">
      <style:text-properties fo:color="#7f0055"/>
    </style:style>
    <style:style style:name="P18" style:family="paragraph" style:parent-style-name="Preformatted_20_Text">
      <style:paragraph-properties loext:contextual-spacing="false"/>
      <style:text-properties fo:color="#7f0055"/>
    </style:style>
    <style:style style:name="P19" style:family="paragraph" style:parent-style-name="Preformatted_20_Text">
      <style:text-properties fo:color="#7f0055" fo:background-color="transparent"/>
    </style:style>
    <style:style style:name="P20" style:family="paragraph" style:parent-style-name="Preformatted_20_Text">
      <style:paragraph-properties loext:contextual-spacing="false"/>
      <style:text-properties fo:color="#7f0055" fo:background-color="transparent"/>
    </style:style>
    <style:style style:name="P21" style:family="paragraph" style:parent-style-name="Preformatted_20_Text">
      <style:text-properties style:font-name="Liberation Serif" fo:font-weight="normal" style:font-weight-asian="normal" style:font-weight-complex="normal"/>
    </style:style>
    <style:style style:name="P22" style:family="paragraph" style:parent-style-name="Preformatted_20_Text">
      <style:text-properties fo:color="#006600"/>
    </style:style>
    <style:style style:name="P23" style:family="paragraph" style:parent-style-name="Preformatted_20_Text">
      <style:text-properties fo:color="#333333" style:font-name="Liberation mono" fo:font-size="10pt" style:font-size-asian="10pt" style:font-size-complex="10pt"/>
    </style:style>
    <style:style style:name="P24" style:family="paragraph" style:parent-style-name="Preformatted_20_Text">
      <style:paragraph-properties loext:contextual-spacing="false"/>
      <style:text-properties fo:color="#333333" style:font-name="Liberation Mono" fo:font-size="10pt" fo:background-color="transparent" style:font-size-asian="10pt" style:font-size-complex="10pt"/>
    </style:style>
    <style:style style:name="P25" style:family="paragraph" style:parent-style-name="Preformatted_20_Text">
      <style:text-properties fo:color="#1c1c1c" fo:background-color="transparent"/>
    </style:style>
    <style:style style:name="P26" style:family="paragraph" style:parent-style-name="Preformatted_20_Text">
      <style:text-properties style:use-window-font-color="true" style:font-name="Liberation Serif" fo:font-size="12pt" style:font-size-asian="10.5pt" style:font-size-complex="12pt"/>
    </style:style>
    <style:style style:name="P27" style:family="paragraph" style:parent-style-name="Preformatted_20_Text">
      <style:paragraph-properties loext:contextual-spacing="false" fo:margin-top="0cm" fo:margin-bottom="0.499cm"/>
    </style:style>
    <style:style style:name="P28" style:family="paragraph" style:parent-style-name="Title">
      <style:text-properties fo:font-size="22pt" style:font-size-asian="22pt" style:font-size-complex="22pt"/>
    </style:style>
    <style:style style:name="P29" style:family="paragraph" style:parent-style-name="Text_20_body">
      <style:paragraph-properties fo:margin-top="0cm" fo:margin-bottom="0cm"/>
    </style:style>
    <style:style style:name="P30" style:family="paragraph" style:parent-style-name="Text_20_body">
      <style:paragraph-properties fo:margin-top="0cm" fo:margin-bottom="0cm"/>
      <style:text-properties style:use-window-font-color="true" style:font-name="Liberation mono" fo:font-size="10pt" style:font-size-asian="10pt" style:font-size-complex="10pt"/>
    </style:style>
    <style:style style:name="P31" style:family="paragraph" style:parent-style-name="Text_20_body">
      <style:paragraph-properties fo:margin-top="0cm" fo:margin-bottom="0cm"/>
      <style:text-properties style:use-window-font-color="true" style:font-name="Liberation Serif" fo:font-size="12pt" style:font-size-asian="10.5pt" style:font-size-complex="12pt"/>
    </style:style>
    <style:style style:name="P32" style:family="paragraph" style:parent-style-name="Text_20_body">
      <style:paragraph-properties fo:margin-top="0cm" fo:margin-bottom="0cm"/>
      <style:text-properties fo:color="#1c1c1c" style:font-name="Liberation mono" fo:font-size="10pt" fo:font-weight="normal" fo:background-color="transparent" style:font-size-asian="10pt" style:font-weight-asian="normal" style:font-size-complex="10pt" style:font-weight-complex="normal"/>
    </style:style>
    <style:style style:name="P33" style:family="paragraph" style:parent-style-name="Text_20_body">
      <style:paragraph-properties fo:margin-top="0cm" fo:margin-bottom="0cm"/>
      <style:text-properties fo:color="#1c1c1c" style:font-name="Liberation mono" fo:font-size="10pt" style:font-size-asian="10pt" style:font-size-complex="10pt"/>
    </style:style>
    <style:style style:name="P34" style:family="paragraph" style:parent-style-name="Text_20_body">
      <style:paragraph-properties fo:margin-top="0cm" fo:margin-bottom="0cm"/>
      <style:text-properties fo:color="#1c1c1c" style:font-name="Liberation mono" fo:font-size="10pt" fo:language="en" fo:country="US" fo:background-color="transparent" style:font-size-asian="10pt" style:font-size-complex="10pt"/>
    </style:style>
    <style:style style:name="P35" style:family="paragraph" style:parent-style-name="Text_20_body">
      <style:paragraph-properties fo:margin-top="0cm" fo:margin-bottom="0cm"/>
      <style:text-properties fo:color="#1c1c1c" style:font-name="Liberation mono" fo:font-size="10pt" fo:language="en" fo:country="US" style:font-size-asian="10pt" style:font-size-complex="10pt"/>
    </style:style>
    <style:style style:name="P36" style:family="paragraph" style:parent-style-name="Text_20_body">
      <style:paragraph-properties fo:margin-top="0cm" fo:margin-bottom="0cm"/>
      <style:text-properties fo:color="#1c1c1c" style:font-name="Liberation mono" fo:font-size="10pt" fo:background-color="transparent" style:font-size-asian="10pt" style:font-size-complex="10pt"/>
    </style:style>
    <style:style style:name="P37" style:family="paragraph" style:parent-style-name="Text_20_body">
      <style:paragraph-properties fo:margin-top="0cm" fo:margin-bottom="0cm"/>
      <style:text-properties fo:font-weight="normal" style:font-weight-asian="normal" style:font-weight-complex="normal"/>
    </style:style>
    <style:style style:name="P38" style:family="paragraph" style:parent-style-name="Text_20_body">
      <style:paragraph-properties fo:margin-top="0cm" fo:margin-bottom="0cm"/>
      <style:text-properties fo:color="#000000" style:font-name="Liberation serif" fo:font-size="12pt" style:font-size-asian="12pt" style:font-size-complex="12pt"/>
    </style:style>
    <style:style style:name="P39" style:family="paragraph" style:parent-style-name="Standard">
      <style:text-properties fo:font-weight="bold" style:font-weight-asian="bold" style:font-weight-complex="bold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2">
      <style:text-properties fo:font-size="16.1000003814697pt" style:font-size-asian="16.1000003814697pt" style:font-size-complex="16.1000003814697pt"/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4" style:family="paragraph" style:parent-style-name="Text_20_body">
      <style:text-properties fo:color="#000000" style:font-name="Liberation serif" fo:font-size="12pt" fo:language="en" fo:country="US" fo:background-color="transparent" style:font-size-asian="12pt" style:font-size-complex="12pt"/>
    </style:style>
    <style:style style:name="P45" style:family="paragraph" style:parent-style-name="Text_20_body" style:list-style-name="L1">
      <style:paragraph-properties loext:contextual-spacing="false" fo:margin-top="0cm" fo:margin-bottom="0cm"/>
      <style:text-properties fo:font-weight="normal" style:font-weight-asian="normal" style:font-weight-complex="normal"/>
    </style:style>
    <style:style style:name="P46" style:family="paragraph" style:parent-style-name="Text_20_body" style:list-style-name="L1">
      <style:paragraph-properties fo:margin-top="0cm" fo:margin-bottom="0cm"/>
    </style:style>
    <style:style style:name="P47" style:family="paragraph" style:parent-style-name="Text_20_body" style:list-style-name="L1">
      <style:paragraph-properties loext:contextual-spacing="false" fo:margin-top="0cm" fo:margin-bottom="0cm"/>
    </style:style>
    <style:style style:name="P48" style:family="paragraph" style:parent-style-name="Text_20_body">
      <style:paragraph-properties fo:margin-top="0cm" fo:margin-bottom="0cm"/>
      <style:text-properties fo:color="#1c1c1c" style:font-name="Liberation mono" fo:font-size="10pt" fo:language="en" fo:country="US" fo:background-color="transparent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7f0055"/>
    </style:style>
    <style:style style:name="T6" style:family="text">
      <style:text-properties fo:color="#7f0055" fo:font-weight="bold"/>
    </style:style>
    <style:style style:name="T7" style:family="text">
      <style:text-properties fo:color="#7f0055" fo:font-weight="bold" fo:background-color="#ffffff" loext:char-shading-value="0"/>
    </style:style>
    <style:style style:name="T8" style:family="text">
      <style:text-properties fo:color="#7f0055" fo:background-color="transparent" loext:char-shading-value="0"/>
    </style:style>
    <style:style style:name="T9" style:family="text">
      <style:text-properties fo:color="#2a00ff"/>
    </style:style>
    <style:style style:name="T10" style:family="text">
      <style:text-properties fo:color="#000000"/>
    </style:style>
    <style:style style:name="T11" style:family="text">
      <style:text-properties fo:color="#000000" fo:background-color="transparent" loext:char-shading-value="0"/>
    </style:style>
    <style:style style:name="T12" style:family="text">
      <style:text-properties fo:color="#000000" style:font-name="Liberation serif" fo:font-size="12pt" fo:language="en" fo:country="US" fo:background-color="transparent" style:font-size-asian="12pt" style:font-size-complex="12pt" loext:char-shading-value="0"/>
    </style:style>
    <style:style style:name="T13" style:family="text">
      <style:text-properties fo:color="#000000" style:font-name="Liberation serif" fo:font-size="12pt" fo:language="en" fo:country="US" fo:font-weight="bold" fo:background-color="transparent" style:font-size-asian="12pt" style:font-weight-asian="bold" style:font-size-complex="12pt" style:font-weight-complex="bold" loext:char-shading-value="0"/>
    </style:style>
    <style:style style:name="T14" style:family="text">
      <style:text-properties fo:color="#000000" style:font-name="Liberation serif" fo:font-size="12pt" fo:background-color="transparent" style:font-size-asian="12pt" style:font-size-complex="12pt" loext:char-shading-value="0"/>
    </style:style>
    <style:style style:name="T15" style:family="text">
      <style:text-properties fo:color="#000000" style:font-name="Liberation serif" fo:font-size="12pt" fo:language="ru" fo:country="RU" fo:background-color="transparent" style:font-size-asian="12pt" style:font-size-complex="12pt" loext:char-shading-value="0"/>
    </style:style>
    <style:style style:name="T16" style:family="text">
      <style:text-properties fo:color="#3f7f59"/>
    </style:style>
    <style:style style:name="T17" style:family="text">
      <style:text-properties fo:background-color="#ffffff" loext:char-shading-value="0"/>
    </style:style>
    <style:style style:name="T18" style:family="text">
      <style:text-properties style:use-window-font-color="true"/>
    </style:style>
    <style:style style:name="T19" style:family="text">
      <style:text-properties style:use-window-font-color="true" fo:background-color="transparent"/>
    </style:style>
    <style:style style:name="T20" style:family="text">
      <style:text-properties style:use-window-font-color="true" fo:background-color="transparent" loext:char-shading-value="0"/>
    </style:style>
    <style:style style:name="T21" style:family="text">
      <style:text-properties style:use-window-font-color="true" fo:font-weight="bold" style:font-weight-asian="bold" style:font-weight-complex="bold"/>
    </style:style>
    <style:style style:name="T22" style:family="text">
      <style:text-properties style:use-window-font-color="true" fo:language="en" fo:country="US" fo:background-color="transparent" loext:char-shading-value="0"/>
    </style:style>
    <style:style style:name="T23" style:family="text">
      <style:text-properties style:font-name="Liberation Mono"/>
    </style:style>
    <style:style style:name="T24" style:family="text">
      <style:text-properties style:font-name="Liberation Serif"/>
    </style:style>
    <style:style style:name="T25" style:family="text">
      <style:text-properties style:font-name="Liberation Serif" fo:font-weight="normal" style:font-weight-asian="normal" style:font-weight-complex="normal"/>
    </style:style>
    <style:style style:name="T26" style:family="text">
      <style:text-properties style:font-name="Liberation Serif" fo:font-size="12pt" style:font-size-asian="10.5pt" style:font-size-complex="12pt"/>
    </style:style>
    <style:style style:name="T27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28" style:family="text">
      <style:text-properties style:font-name="Liberation Serif" fo:font-size="12pt" fo:font-weight="bold" style:font-size-asian="10.5pt" style:font-weight-asian="bold" style:font-size-complex="12pt" style:font-weight-complex="bold"/>
    </style:style>
    <style:style style:name="T29" style:family="text">
      <style:text-properties style:font-name="Liberation Serif" fo:font-weight="bold" style:font-weight-asian="bold" style:font-weight-complex="bold"/>
    </style:style>
    <style:style style:name="T30" style:family="text">
      <style:text-properties fo:language="en" fo:country="US"/>
    </style:style>
    <style:style style:name="T31" style:family="text">
      <style:text-properties fo:language="en" fo:country="US" fo:font-weight="normal" style:font-weight-asian="normal" style:font-weight-complex="normal"/>
    </style:style>
    <style:style style:name="T32" style:family="text">
      <style:text-properties fo:color="#007826"/>
    </style:style>
    <style:style style:name="T33" style:family="text">
      <style:text-properties fo:color="#007826" fo:background-color="transparent" loext:char-shading-value="0"/>
    </style:style>
    <style:style style:name="T34" style:family="text">
      <style:text-properties fo:color="#007826" style:font-name="Liberation serif" fo:font-size="12pt" fo:background-color="transparent" style:font-size-asian="12pt" style:font-size-complex="12pt" loext:char-shading-value="0"/>
    </style:style>
    <style:style style:name="T35" style:family="text">
      <style:text-properties fo:color="#007826" style:font-name="Liberation mono" fo:font-size="10pt" style:font-size-asian="10pt" style:font-size-complex="10pt"/>
    </style:style>
    <style:style style:name="T36" style:family="text">
      <style:text-properties fo:color="#007826" loext:char-shading-value="0"/>
    </style:style>
    <style:style style:name="T37" style:family="text">
      <style:text-properties style:font-name="Liberation mono" fo:font-size="10pt" fo:font-weight="normal" fo:background-color="transparent" style:font-size-asian="10pt" style:font-weight-asian="normal" style:font-size-complex="10pt" style:font-weight-complex="normal" loext:char-shading-value="0"/>
    </style:style>
    <style:style style:name="T38" style:family="text">
      <style:text-properties fo:color="#ff0000"/>
    </style:style>
    <style:style style:name="T39" style:family="text">
      <style:text-properties fo:background-color="transparent" loext:char-shading-value="0"/>
    </style:style>
    <style:style style:name="T40" style:family="text">
      <style:text-properties fo:color="#1c1c1c" style:font-name="Liberation mono" fo:font-size="10pt" fo:font-weight="normal" fo:background-color="transparent" style:font-size-asian="10pt" style:font-weight-asian="normal" style:font-size-complex="10pt" style:font-weight-complex="normal" loext:char-shading-value="0"/>
    </style:style>
    <style:style style:name="T41" style:family="text">
      <style:text-properties fo:color="#1c1c1c" style:font-name="Liberation mono" fo:font-size="10pt" style:font-size-asian="10pt" style:font-size-complex="10pt"/>
    </style:style>
    <style:style style:name="T42" style:family="text">
      <style:text-properties fo:font-variant="normal" fo:text-transform="none" fo:color="#000000" style:font-name="Liberation sans" fo:letter-spacing="normal" fo:font-style="normal" fo:font-weight="bold" style:font-weight-asian="bold" style:font-weight-complex="bold"/>
    </style:style>
    <style:style style:name="T43" style:family="text">
      <style:text-properties style:font-name="Liberation sans" fo:font-weight="bold" style:font-weight-asian="bold" style:font-weight-complex="bold"/>
    </style:style>
    <style:style style:name="T4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5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46" style:family="text">
      <style:text-properties fo:font-size="14pt" fo:font-weight="bold" style:font-size-asian="14pt" style:font-weight-asian="bold" style:font-size-complex="14pt" style:font-weight-complex="bold"/>
    </style:style>
    <style:style style:name="T47" style:family="text">
      <style:text-properties loext:char-shading-value="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42">Event – Creative and Modern One Page HTML Template for Events</text:span><text:span text:style-name="T43"> </text:span><text:bookmark-start text:name="__RefHeading___Toc106_1696862431"/><text:span text:style-name="T43"><text:s/></text:span>– Conference.<text:line-break/>Documentation.<text:bookmark-end text:name="__RefHeading___Toc106_1696862431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2"><text:a xlink:type="simple" xlink:href="#__RefHeading___Toc108_1696862431" text:style-name="Index_20_Link" text:visited-style-name="Index_20_Link">1. Features.<text:tab/>2</text:a></text:p>
          <text:p text:style-name="P42"><text:a xlink:type="simple" xlink:href="#__RefHeading___Toc133_1336622991" text:style-name="Index_20_Link" text:visited-style-name="Index_20_Link">2. Project Structure<text:tab/>3</text:a></text:p>
          <text:p text:style-name="P42"><text:a xlink:type="simple" xlink:href="#__RefHeading___Toc110_1696862431" text:style-name="Index_20_Link" text:visited-style-name="Index_20_Link">3. HTML Structure<text:tab/>4</text:a></text:p>
          <text:p text:style-name="P43"><text:a xlink:type="simple" xlink:href="#__RefHeading___Toc199_1336622991" text:style-name="Index_20_Link" text:visited-style-name="Index_20_Link">3.1 Head<text:tab/>4</text:a></text:p>
          <text:p text:style-name="P43"><text:a xlink:type="simple" xlink:href="#__RefHeading___Toc135_1336622991" text:style-name="Index_20_Link" text:visited-style-name="Index_20_Link">3.2 Navigation Panel<text:tab/>4</text:a></text:p>
          <text:p text:style-name="P43"><text:a xlink:type="simple" xlink:href="#__RefHeading___Toc137_1336622991" text:style-name="Index_20_Link" text:visited-style-name="Index_20_Link">3.3 About<text:tab/>5</text:a></text:p>
          <text:p text:style-name="P43"><text:a xlink:type="simple" xlink:href="#__RefHeading___Toc139_1336622991" text:style-name="Index_20_Link" text:visited-style-name="Index_20_Link">3.4 Schedule<text:tab/>5</text:a></text:p>
          <text:p text:style-name="P43"><text:a xlink:type="simple" xlink:href="#__RefHeading___Toc201_1336622991" text:style-name="Index_20_Link" text:visited-style-name="Index_20_Link">3.5 Speakers<text:tab/>6</text:a></text:p>
          <text:p text:style-name="P43"><text:a xlink:type="simple" xlink:href="#__RefHeading___Toc203_1336622991" text:style-name="Index_20_Link" text:visited-style-name="Index_20_Link">3.6 Price<text:tab/>6</text:a></text:p>
          <text:p text:style-name="P43"><text:a xlink:type="simple" xlink:href="#__RefHeading___Toc143_1336622991" text:style-name="Index_20_Link" text:visited-style-name="Index_20_Link">3.7 Sponsors<text:tab/>7</text:a></text:p>
          <text:p text:style-name="P43"><text:a xlink:type="simple" xlink:href="#__RefHeading___Toc145_1336622991" text:style-name="Index_20_Link" text:visited-style-name="Index_20_Link">3.8 Contact<text:tab/>7</text:a></text:p>
          <text:p text:style-name="P43"><text:a xlink:type="simple" xlink:href="#__RefHeading___Toc234_1336622991" text:style-name="Index_20_Link" text:visited-style-name="Index_20_Link">3.9 Map<text:tab/>8</text:a></text:p>
          <text:p text:style-name="P43"><text:a xlink:type="simple" xlink:href="#__RefHeading___Toc236_1336622991" text:style-name="Index_20_Link" text:visited-style-name="Index_20_Link">3.10 Footer<text:tab/>8</text:a></text:p>
          <text:p text:style-name="P42"><text:a xlink:type="simple" xlink:href="#__RefHeading___Toc112_1696862431" text:style-name="Index_20_Link" text:visited-style-name="Index_20_Link">4. CSS files and Structure<text:tab/>9</text:a></text:p>
          <text:p text:style-name="P42"><text:a xlink:type="simple" xlink:href="#__RefHeading___Toc114_1696862431" text:style-name="Index_20_Link" text:visited-style-name="Index_20_Link">5. Fonts<text:tab/>10</text:a></text:p>
          <text:p text:style-name="P42"><text:a xlink:type="simple" xlink:href="#__RefHeading___Toc116_1696862431" text:style-name="Index_20_Link" text:visited-style-name="Index_20_Link">6. JavaScript<text:tab/>11</text:a></text:p>
          <text:p text:style-name="P42"><text:a xlink:type="simple" xlink:href="#__RefHeading___Toc122_1696862431" text:style-name="Index_20_Link" text:visited-style-name="Index_20_Link">7. Editing source code<text:tab/>12</text:a></text:p>
        </text:index-body>
      </text:table-of-content>
      <text:p text:style-name="P39"/>
      <text:h text:style-name="P40" text:outline-level="1"><text:bookmark-start text:name="__RefHeading___Toc108_1696862431"/>1. Features.<text:bookmark-end text:name="__RefHeading___Toc108_1696862431"/></text:h>
      <text:list xml:id="list1526305480425554137" text:style-name="L1">
        <text:list-item>
          <text:p text:style-name="P45">Semantically Correct / Valid HTML Code</text:p>
        </text:list-item>
        <text:list-item>
          <text:p text:style-name="P47">Bootstrap and jQuery powered</text:p>
        </text:list-item>
        <text:list-item>
          <text:p text:style-name="P47">Fully Responsive Layout</text:p>
        </text:list-item>
        <text:list-item>
          <text:p text:style-name="P47">Cross browser compatible ( Internet Explorer 11+, Firefox, Safari, Opera, Chrome etc. )</text:p>
        </text:list-item>
        <text:list-item>
          <text:p text:style-name="P47">2 color schemes for every template</text:p>
        </text:list-item>
        <text:list-item>
          <text:p text:style-name="P47">Easy to Use and Customize</text:p>
        </text:list-item>
        <text:list-item>
          <text:p text:style-name="P46">Google Web Fonts</text:p>
        </text:list-item>
        <text:list-item>
          <text:p text:style-name="P46">Iconic fonts</text:p>
        </text:list-item>
      </text:list>
      <text:p text:style-name="Text_20_body"/>
      <text:h text:style-name="P40" text:outline-level="1"><text:bookmark-start text:name="__RefHeading___Toc133_1336622991"/>2. Project Structure<text:bookmark-end text:name="__RefHeading___Toc133_1336622991"/></text:h>
      <text:p text:style-name="Text_20_body">Template has the following project structure:</text:p>
      <text:p text:style-name="P15">├── dist</text:p>
      <text:p text:style-name="P15">│ <text:s text:c="2"/>├── css</text:p>
      <text:p text:style-name="P15">│ <text:s text:c="2"/>├── img</text:p>
      <text:p text:style-name="P15">│ <text:s text:c="2"/>├── pics</text:p>
      <text:p text:style-name="P15">│ <text:s text:c="2"/>├── media</text:p>
      <text:p text:style-name="P15">│ <text:s text:c="2"/>├── fonts</text:p>
      <text:p text:style-name="P15">│ <text:s text:c="2"/>├── js</text:p>
      <text:p text:style-name="P15">│ <text:s text:c="2"/>├── components</text:p>
      <text:p text:style-name="P15">│ <text:s text:c="2"/>├── conf-dark.html</text:p>
      <text:p text:style-name="P15">│ <text:s text:c="2"/>└── conf-light.html<text:line-break/>│</text:p>
      <text:p text:style-name="P15">├── documentation</text:p>
      <text:p text:style-name="P15">└── src</text:p>
      <text:p text:style-name="P15"><text:s text:c="4"/>├── img</text:p>
      <text:p text:style-name="P15"><text:s text:c="4"/>├── pics</text:p>
      <text:p text:style-name="P15"><text:s text:c="4"/>├── less</text:p>
      <text:p text:style-name="P15"><text:s text:c="4"/>├── fonts</text:p>
      <text:p text:style-name="P15"><text:s text:c="4"/>├── media</text:p>
      <text:p text:style-name="P15"><text:s text:c="4"/>├── js</text:p>
      <text:p text:style-name="P15"><text:s text:c="4"/>└── less </text:p>
      <text:p text:style-name="Text_20_body"><text:span text:style-name="T2">./dist </text:span><text:span text:style-name="T1">folder contains files that are ready to use. Just serve them with your web-server.<text:line-break/></text:span><text:span text:style-name="T2">./src </text:span><text:span text:style-name="T1">folder contains source files, which can be used for deep modifying of theme.</text:span><text:line-break/><text:span text:style-name="T2">./documentation </text:span><text:span text:style-name="T1">folder contains this file with documentation</text:span></text:p>
      <text:p text:style-name="P37">This template consist of three separate templates – Concert, <text:span text:style-name="T2">Conference</text:span> and Festival.</text:p>
      <text:p text:style-name="P37">Each of them has two color schemes – light and dark versions.</text:p>
      <text:p text:style-name="P29"><text:span text:style-name="T1">This documentation is about Conference Template, but </text:span><text:span text:style-name="Source_20_Text"><text:span text:style-name="T27">documentation files different only for </text:span></text:span><text:span text:style-name="Source_20_Text"><text:span text:style-name="T28">HTML Structure </text:span></text:span><text:span text:style-name="Source_20_Text"><text:span text:style-name="T27">part, everything else is the same.</text:span></text:span></text:p>
      <text:h text:style-name="P40" text:outline-level="1"><text:bookmark-start text:name="__RefHeading___Toc110_1696862431"/>3. HTML Structure<text:bookmark-end text:name="__RefHeading___Toc110_1696862431"/></text:h>
      <text:p text:style-name="Text_20_body">All the <text:span text:style-name="T2">html</text:span> code is placed in <text:span text:style-name="T4">conf</text:span><text:span text:style-name="T2">-light.html </text:span><text:span text:style-name="T1">and</text:span><text:span text:style-name="T2"> </text:span><text:span text:style-name="T4">conf</text:span><text:span text:style-name="T2">-light.html</text:span> files. Feel free to edit it to reach the result you want to get. The <text:span text:style-name="T2">.html</text:span><text:span text:style-name="T1"> files use </text:span><text:span text:style-name="T2">UTF-8</text:span><text:span text:style-name="T1"> codepage.</text:span> Use the editor with <text:span text:style-name="T2">UTF-8</text:span> support to avoid problems with unreadable symbols.</text:p>
      <text:h text:style-name="Heading_20_2" text:outline-level="2"><text:bookmark-start text:name="__RefHeading___Toc199_1336622991"/>3.1 Head<text:bookmark-end text:name="__RefHeading___Toc199_1336622991"/></text:h>
      <text:p text:style-name="Text_20_body">Inside <text:span text:style-name="T2">&lt;head&gt;</text:span> tag there are some tags with metainformation. Fill them to provide information about your site to search engines.</text:p>
      <text:p text:style-name="P16"><text:span text:style-name="T5">&lt;</text:span><text:span text:style-name="T6">meta</text:span> name=<text:span text:style-name="T9">"description"</text:span> content=<text:span text:style-name="T9">""</text:span><text:span text:style-name="T5">&gt;</text:span></text:p>
      <text:p text:style-name="P27"><text:span text:style-name="T5">&lt;</text:span><text:span text:style-name="T6">meta</text:span><text:span text:style-name="T10"> name=</text:span><text:span text:style-name="T9">"author"</text:span><text:span text:style-name="T10"> content=</text:span><text:span text:style-name="T9">""</text:span><text:span text:style-name="T5">&gt;</text:span></text:p>
      <text:p text:style-name="Text_20_body">There is a title tag for page title. Feel free to edit it too.</text:p>
      <text:p text:style-name="Preformatted_20_Text"><text:span text:style-name="T5">&lt;title&gt;Event</text:span><text:span text:style-name="T10"> - Bootstrap Theme</text:span><text:span text:style-name="T5">&lt;/title&gt;</text:span></text:p>
      <text:p text:style-name="P17"/>
      <text:p text:style-name="Text_20_body">We use <text:span text:style-name="T2">FontAwesome</text:span>, <text:span text:style-name="T2">Oswald, Cabin</text:span> and <text:span text:style-name="T2">OpenSans</text:span> fonts. To change fonts you need to make changes in .css file of theme. More in <text:a xlink:type="simple" xlink:href="#5.5. Fonts|outline" text:style-name="Internet_20_link" text:visited-style-name="Visited_20_Internet_20_Link">Fonts</text:a> section.</text:p>
      <text:p text:style-name="P22">&lt;!-- Custom Fonts --&gt;</text:p>
      <text:p text:style-name="P18">&lt;link href="https://fonts.googleapis.com/css?family=Cabin:400,600,700|Open+Sans:300,400,600,700" rel="stylesheet"&gt;</text:p>
      <text:p text:style-name="P18"/>
      <text:p text:style-name="Text_20_body">And include <text:span text:style-name="T2">.js</text:span> files.</text:p>
      <text:p text:style-name="P23">&lt;script src="components/jquery.min.js"&gt;&lt;/script&gt;</text:p>
      <text:p text:style-name="P23">&lt;script src="components/bootstrap.min.js"&gt;&lt;/script&gt;</text:p>
      <text:p text:style-name="P23">&lt;script src="components/jquery.countdown.js"&gt;&lt;/script&gt;</text:p>
      <text:p text:style-name="P23">&lt;script src="components/lightgallery.min.js"&gt;&lt;/script&gt;</text:p>
      <text:p text:style-name="P23">&lt;script src="components/validator.js"&gt;&lt;/script&gt;</text:p>
      <text:p text:style-name="P23">&lt;script src="js/audio.js"&gt;&lt;/script&gt;</text:p>
      <text:p text:style-name="P23">&lt;script src="js/scripts.js"&gt;&lt;/script&gt;</text:p>
      <text:p text:style-name="P23"/>
      <text:p text:style-name="Text_20_body">There are also some scripts to add support for <text:span text:style-name="T2">IE8</text:span>.</text:p>
      <text:p text:style-name="P16"><text:span text:style-name="T16">&lt;!--[</text:span><text:span text:style-name="T6">if</text:span><text:span text:style-name="T17"> </text:span><text:span text:style-name="T7">lt</text:span><text:span text:style-name="T17"> IE 9</text:span><text:span text:style-name="T16">]&gt;</text:span></text:p>
      <text:p text:style-name="P16"><text:span text:style-name="T5">&lt;</text:span><text:span text:style-name="T6">script</text:span><text:span text:style-name="T16"> src=</text:span><text:span text:style-name="T9">"https://oss.maxcdn.com/libs/html5shiv/3.7.0/html5shiv.js"</text:span><text:span text:style-name="T5">&gt;&lt;/</text:span><text:span text:style-name="T6">script</text:span><text:span text:style-name="T5">&gt;</text:span></text:p>
      <text:p text:style-name="P16"><text:span text:style-name="T5">&lt;</text:span><text:span text:style-name="T6">script </text:span><text:span text:style-name="T16">src=</text:span><text:span text:style-name="T9">"https://oss.maxcdn.com/libs/respond.js/1.4.2/respond.min.js"</text:span><text:span text:style-name="T5">&gt;&lt;/</text:span><text:span text:style-name="T6">script</text:span><text:span text:style-name="T5">&gt;</text:span></text:p>
      <text:p text:style-name="P27"><text:span text:style-name="T16">&lt;![</text:span><text:span text:style-name="T6">endif</text:span><text:span text:style-name="T16">]--&gt;</text:span></text:p>
      <text:h text:style-name="Heading_20_2" text:outline-level="2"><text:bookmark-start text:name="__RefHeading___Toc135_1336622991"/>3.2 Navigation Panel<text:bookmark-end text:name="__RefHeading___Toc135_1336622991"/></text:h>
      <text:p text:style-name="Text_20_body">The whole navigation panel is placed in <text:span text:style-name="T5">&lt;header class="page-header <text:s text:c="2"/>js-page-header" style="background-image: url(pics/concert-dark-header-bg.jpg)"&gt;</text:span><text:span text:style-name="T20"> tag. </text:span></text:p>
      <text:p text:style-name="Text_20_body"><text:span text:style-name="T20">Important! Top header background set in </text:span><text:span text:style-name="T8">&lt;header&gt;</text:span><text:span text:style-name="T11">, as stated above</text:span><text:span text:style-name="T8">: style="background-image: url(pics/conf-dark-header-bg.jpg)" </text:span><text:span text:style-name="T11">– feel free to change it for your liking.</text:span></text:p>
      <text:p text:style-name="P2">The items of navigation panel look just like this:</text:p>
      <text:p text:style-name="P3">...</text:p>
      <text:p text:style-name="P24">&lt;li&gt;&lt;a href="#about-screen" class="page-header__link"&gt;about&lt;/a&gt;&lt;/li&gt;</text:p>
      <text:p text:style-name="P24"><text:soft-page-break/>&lt;li&gt;&lt;a href="#stars-screen" class="page-header__link"&gt;schedule&lt;/a&gt;&lt;/li&gt;</text:p>
      <text:p text:style-name="P24">...</text:p>
      <text:p text:style-name="P20"/>
      <text:p text:style-name="P2">Change it if you like so. Or add additional links.</text:p>
      <text:p text:style-name="Text_20_body"><text:span text:style-name="T19">Logo is simple text and</text:span><text:span text:style-name="T45"> looks like this:</text:span></text:p>
      <text:p text:style-name="P9">&lt;a class="page-header__brand <text:s text:c="2"/>js-page-header__brand" href="#"&gt;Event.&lt;/a&gt;</text:p>
      <text:p text:style-name="P4">Also, navigation panel contains biggest header with some text.</text:p>
      <text:p text:style-name="P32">&lt;h1 class="hero__header"&gt;Creative Specialists Conference&lt;/span&gt;&lt;/h1&gt;</text:p>
      <text:p text:style-name="P32">&lt;p class="hero__hello-text"&gt;</text:p>
      <text:p text:style-name="P32"><text:s text:c="2"/>Lorem ipsum dolor sit amet, consectetur adipisicing elit, sed do eiusmod tempor incididunt ut labore et dolore magna aliqua. Ut enim ad minim.</text:p>
      <text:p text:style-name="P32"><text:s text:c="2"/>veniam, quis nostrud exercitation.</text:p>
      <text:p text:style-name="P32">&lt;/p&gt;</text:p>
      <text:h text:style-name="Heading_20_2" text:outline-level="2"><text:bookmark-start text:name="__RefHeading___Toc137_1336622991"/>3.3 About<text:bookmark-end text:name="__RefHeading___Toc137_1336622991"/></text:h>
      <text:p text:style-name="Text_20_body"><text:span text:style-name="T20">This screen contains hello-text, image and some icons. </text:span><text:span text:style-name="T22">Hello-text is simple text block:</text:span></text:p>
      <text:p text:style-name="P34">&lt;h2 class="layout__section-header"&gt;about&lt;/h2&gt;</text:p>
      <text:p text:style-name="P34"><text:s text:c="5"/>&lt;div class="about__wrapper"&gt;</text:p>
      <text:p text:style-name="P34"><text:s text:c="5"/>&lt;p class="about__heading-text"&gt;Lorem ipsum dolor sit amet, consectetur adipisicing elit, sed do eiusmod tempor&lt;/p&gt;</text:p>
      <text:p text:style-name="P34"><text:s text:c="5"/>&lt;p class="about__text"&gt;Lorem ipsum dolor ...&lt;/p&gt;</text:p>
      <text:p text:style-name="P34"><text:s text:c="5"/>&lt;img class="about__figure" src="img/bg-conf-dark-about.png" alt="just background"&gt;</text:p>
      <text:p text:style-name="P34">&lt;/div&gt;</text:p>
      <text:p text:style-name="P34"/>
      <text:p text:style-name="Text_20_body"><text:span text:style-name="T12">You may change background image in &lt;img&gt; tag, but you probably will need to adjust css-styles after that or just choose a transparent </text:span><text:span text:style-name="T13">.png</text:span><text:span text:style-name="T12"> image with same aspect ratio, to avoid any difficulties</text:span><text:span text:style-name="T15">.</text:span></text:p>
      <text:p text:style-name="P44">As for icons: </text:p>
      <text:p text:style-name="P34">&lt;div class="about__feature about__feature--first"&gt;</text:p>
      <text:p text:style-name="P35"><text:span text:style-name="T39"><text:tab/>&lt;i class="icofont </text:span><text:span text:style-name="T33">icofont-ui-calendar</text:span><text:span text:style-name="T39">"&gt;&lt;/i&gt;</text:span></text:p>
      <text:p text:style-name="P34"><text:tab/>&lt;p class="about__feature-text"&gt;23, 24, 25 of July&lt;/p&gt;</text:p>
      <text:p text:style-name="P34"><text:s/>&lt;/div&gt;</text:p>
      <text:p text:style-name="P13"><text:span text:style-name="T14">You can change</text:span><text:span text:style-name="T34"> icon's class </text:span><text:span text:style-name="T14">to get your desired icon. Look at official </text:span><text:a xlink:type="simple" xlink:href="http://icofont.com/icons/" text:style-name="Internet_20_link" text:visited-style-name="Visited_20_Internet_20_Link">site</text:a><text:span text:style-name="T14"> for more.</text:span></text:p>
      <text:p text:style-name="P44"/>
      <text:h text:style-name="P41" text:outline-level="2"><text:bookmark-start text:name="__RefHeading___Toc139_1336622991"/>3.4 Schedule<text:bookmark-end text:name="__RefHeading___Toc139_1336622991"/></text:h>
      <text:p text:style-name="P2">Schedule section has standart Boostrap Tabs. You may find more info about it in official Bootstrap page. Here is markup with some comments:</text:p>
      <text:p text:style-name="P12">&lt;!-- Controls --&gt;</text:p>
      <text:p text:style-name="P12">&lt;div class="schedule__tab-nav"&gt;</text:p>
      <text:p text:style-name="P12"><text:s text:c="6"/>&lt;ul class="tabs__nav-list js-tabs-block" role="tablist"&gt;</text:p>
      <text:p text:style-name="P12"><text:s text:c="14"/>&lt;li role="presentation" class="tabs__control-item active"&gt;&lt;a class="tabs__link" <text:span text:style-name="T32">href="#sch-first"</text:span> aria-controls="first-tab" role="tab"&gt;23.05 - first day&lt;/a&gt;&lt;/li&gt;</text:p>
      <text:p text:style-name="P12"><text:soft-page-break/><text:tab/>...</text:p>
      <text:p text:style-name="P12"><text:tab/>&lt;/ul&gt;</text:p>
      <text:p text:style-name="P12">&lt;/div&gt;</text:p>
      <text:p text:style-name="P2">These are controls. <text:s/>Each of them have somewhat<text:span text:style-name="T32"> links-IDs</text:span> for content tab (will be listed below). These anchors linked with ID attribute in tabs:</text:p>
      <text:p text:style-name="P2"><text:span text:style-name="T41">&lt;div role="tabpanel" ... </text:span><text:span text:style-name="T35">id="sch-first"</text:span><text:span text:style-name="T41">&gt;</text:span></text:p>
      <text:p text:style-name="P2">These are content tabs:</text:p>
      <text:p text:style-name="P36">&lt;div class="tab-content"&gt;</text:p>
      <text:p text:style-name="P36"><text:tab/>&lt;div role="tabpanel" class="tab-pane fade in active" id="sch-first"&gt;</text:p>
      <text:p text:style-name="P36"><text:tab/><text:tab/>&lt;div class="schedule__tab-content"&gt;</text:p>
      <text:p text:style-name="P36"><text:s text:c="16"/>&lt;h4 class="schedule__header"&gt;Opening ceremony&lt;/h4&gt;</text:p>
      <text:p text:style-name="P36"><text:s text:c="16"/>&lt;time class="schedule__time"&gt;10:00/&lt;span&gt;11:00&lt;/span&gt;&lt;/time&gt;</text:p>
      <text:p text:style-name="P36"><text:s text:c="16"/>&lt;p class="schedule__tab-text"&gt;Lorem ipsum dolor sit amet, consectet ur adipisicing elit, sed do eiusmod tempor incididunt ut labore et dolore&lt;/p&gt;</text:p>
      <text:p text:style-name="P36"><text:s text:c="12"/>&lt;/div&gt;</text:p>
      <text:p text:style-name="P36"><text:tab/><text:tab/>...</text:p>
      <text:p text:style-name="P36"><text:s text:c="7"/>&lt;/div&gt;</text:p>
      <text:p text:style-name="P36"><text:s text:c="7"/>&lt;div role="tabpanel" class="tab-pane fade" id="sch-second"&gt;</text:p>
      <text:p text:style-name="P36"><text:s text:c="12"/>...</text:p>
      <text:p text:style-name="P36"><text:s text:c="7"/>&lt;/div&gt;</text:p>
      <text:p text:style-name="P36"><text:s text:c="7"/>&lt;div role="tabpanel" class="tab-pane fade" id="sch-third"&gt;</text:p>
      <text:p text:style-name="P36"><text:s text:c="3"/><text:tab/><text:tab/>...</text:p>
      <text:p text:style-name="P36"><text:s text:c="7"/>&lt;/div&gt;</text:p>
      <text:p text:style-name="P36">&lt;/div&gt;</text:p>
      <text:p text:style-name="P29"/>
      <text:p text:style-name="P29">Feel free to add new links, tabs and inside-tabs contents.</text:p>
      <text:h text:style-name="Heading_20_2" text:outline-level="2"><text:bookmark-start text:name="__RefHeading___Toc201_1336622991"/>3.5 Speakers<text:bookmark-end text:name="__RefHeading___Toc201_1336622991"/></text:h>
      <text:p text:style-name="P14">Speakers screen has quite the same Bootstrap Tabs, so please look <text:span text:style-name="T46">3.4 </text:span>for detailed description. </text:p>
      <text:h text:style-name="Heading_20_2" text:outline-level="2"><text:bookmark-start text:name="__RefHeading___Toc203_1336622991"/>3.6 Price<text:bookmark-end text:name="__RefHeading___Toc203_1336622991"/></text:h>
      <text:p text:style-name="P6">“Tickets” blocks with prices and info.</text:p>
      <text:p text:style-name="P25">&lt;div class="price__ticket"&gt;</text:p>
      <text:p text:style-name="P25"><text:s text:c="2"/>&lt;p class="price__header"&gt;basic plan&lt;/p&gt;</text:p>
      <text:p text:style-name="P25"><text:s text:c="2"/>&lt;ul class="price__list"&gt;</text:p>
      <text:p text:style-name="P25"><text:s text:c="4"/>&lt;li class="price__list-item"&gt;Entrance&lt;/li&gt;</text:p>
      <text:p text:style-name="P25"><text:s text:c="4"/>&lt;li class="price__list-item"&gt;Coffee break&lt;/li&gt;</text:p>
      <text:p text:style-name="P25"><text:s text:c="4"/>&lt;li class="price__list-item price__list-item--nope"&gt;Workshop&lt;/li&gt;</text:p>
      <text:p text:style-name="P25"><text:s text:c="4"/>&lt;li class="price__list-item price__list-item--nope"&gt;After-party&lt;/li&gt;</text:p>
      <text:p text:style-name="P25"><text:s text:c="2"/>&lt;/ul&gt;</text:p>
      <text:p text:style-name="P25"><text:s text:c="2"/>&lt;p class="price__cost"&gt;100$&lt;/p&gt;</text:p>
      <text:p text:style-name="P25"><text:s text:c="2"/>&lt;a href="#" class="price__btn button__common"&gt;buy the ticket&lt;/a&gt;</text:p>
      <text:p text:style-name="P25">&lt;/div&gt;</text:p>
      <text:p text:style-name="P19"/>
      <text:p text:style-name="P26"><text:span text:style-name="Source_20_Text"><text:span text:style-name="T40"/></text:span></text:p>
      <text:p text:style-name="P31"><text:span text:style-name="Source_20_Text"><text:span text:style-name="T37"/></text:span></text:p>
      <text:h text:style-name="P41" text:outline-level="2"><text:bookmark-start text:name="__RefHeading___Toc143_1336622991"/><text:soft-page-break/>3.7 Sponsors<text:bookmark-end text:name="__RefHeading___Toc143_1336622991"/></text:h>
      <text:p text:style-name="P5">Main part of this screen is following: </text:p>
      <text:p text:style-name="P32">&lt;ul class="sponsors__list"&gt;</text:p>
      <text:p text:style-name="P32"><text:span text:style-name="T47"><text:s text:c="2"/>&lt;li class="sponsors__item"&gt;&lt;a href="#" class="sponsors__link"&gt;&lt;i class="icofont icofont-</text:span><text:span text:style-name="T36">brand-android-robot</text:span><text:span text:style-name="T47">"&gt;&lt;/i&gt;&lt;/a&gt;&lt;/li&gt;</text:span></text:p>
      <text:p text:style-name="P32"><text:span text:style-name="T47"><text:s text:c="2"/>&lt;li class="sponsors__item"&gt;&lt;a href="#" class="sponsors__link"&gt;&lt;i class="icofont icofont-</text:span><text:span text:style-name="T36">brand-att</text:span><text:span text:style-name="T47">"&gt;&lt;/i&gt;&lt;/a&gt;&lt;/li&gt;</text:span></text:p>
      <text:p text:style-name="P32"><text:s/>...</text:p>
      <text:p text:style-name="P32">&lt;/ul&gt;</text:p>
      <text:p text:style-name="P30"/>
      <text:p text:style-name="Text_20_body">Lets look a bit closer at this code – you actually need to change <text:span text:style-name="T32">highlighted</text:span> part in order to set your desired icons. </text:p>
      <text:p text:style-name="Text_20_body">By the way – “icofont” used here, see <text:s/><text:a xlink:type="simple" xlink:href="#9.9. Editing source code|outline" text:style-name="Internet_20_link" text:visited-style-name="Visited_20_Internet_20_Link"><text:span text:style-name="T1">Editing source code</text:span></text:a><text:span text:style-name="T1"> section for more details.</text:span></text:p>
      <text:h text:style-name="P41" text:outline-level="2"><text:bookmark-start text:name="__RefHeading___Toc145_1336622991"/>3.8 Contact<text:bookmark-end text:name="__RefHeading___Toc145_1336622991"/></text:h>
      <text:p text:style-name="Text_20_body">Just simple information blocks.</text:p>
      <text:p text:style-name="P33">&lt;div class="contacts__item"&gt;</text:p>
      <text:p text:style-name="P33"><text:s text:c="2"/>&lt;h4 class="contacts__header"&gt;Phone:&lt;/h4&gt;</text:p>
      <text:p text:style-name="P33"><text:s text:c="2"/>&lt;a class="contacts__text" href="tel:+(22) 35467 5579"&gt;+(22) 35467 5579&lt;/a&gt;</text:p>
      <text:p text:style-name="P33">&lt;/div&gt;</text:p>
      <text:p text:style-name="Text_20_body">For example, you can set you phone number in this one.</text:p>
      <text:p text:style-name="Text_20_body">There is also an AJAX contact form: </text:p>
      <text:p text:style-name="P33">&lt;form id="register-form" class="contacts__form" action="" method="" data-toggle="validator" data-disable="false"&gt;</text:p>
      <text:p text:style-name="P33"><text:s text:c="2"/>&lt;p class="contacts__form-header"&gt;register now and get a bonus&lt;/p&gt;</text:p>
      <text:p text:style-name="P33"><text:s text:c="2"/>&lt;p class="contacts__form-text"&gt;Lorem ipsum dolor sit amet, consectetur adipisicing elit, sed do eiusmod tempor incididunt ut &lt;/p&gt;</text:p>
      <text:p text:style-name="P33"><text:s text:c="2"/>&lt;div class="form-group"&gt;</text:p>
      <text:p text:style-name="P33"><text:s text:c="4"/>&lt;input name="username" type="text" class="contacts__form-input" placeholder="Your name" data-error="Please, enter your name" required&gt;</text:p>
      <text:p text:style-name="P33"><text:s text:c="4"/>&lt;div class="help-block with-errors"&gt;&lt;/div&gt;</text:p>
      <text:p text:style-name="P33"><text:s text:c="2"/>&lt;/div&gt;</text:p>
      <text:p text:style-name="P33"><text:s text:c="2"/>&lt;div class="form-group"&gt;</text:p>
      <text:p text:style-name="P33"><text:s text:c="4"/>&lt;input name="email" type="email" class="contacts__form-input" placeholder="E-mail address" data-required-error="Please, enter your email" data-error="Please, enter your email as 'mail@mail.com'" required&gt;</text:p>
      <text:p text:style-name="P33"><text:s text:c="4"/>&lt;div class="help-block with-errors"&gt;&lt;/div&gt;</text:p>
      <text:p text:style-name="P33"><text:s text:c="2"/>&lt;/div&gt;</text:p>
      <text:p text:style-name="P33"><text:s text:c="2"/>&lt;div class="form-group"&gt;</text:p>
      <text:p text:style-name="P33"><text:s text:c="4"/>&lt;input name="phone" type="tel" class="contacts__form-input" placeholder="Your phone" data-error="Please, enter phone number" required&gt;</text:p>
      <text:p text:style-name="P33"><text:s text:c="4"/>&lt;div class="help-block with-errors"&gt;&lt;/div&gt;</text:p>
      <text:p text:style-name="P33"><text:s text:c="2"/>&lt;/div&gt;</text:p>
      <text:p text:style-name="P33"><text:s text:c="2"/>&lt;input type="submit" value="register" class="contacts__form-submit button__common"&gt;</text:p>
      <text:p text:style-name="P33">&lt;/form&gt;</text:p>
      <text:p text:style-name="P33"/>
      <text:p text:style-name="P38"><text:soft-page-break/>Form has validation via vallidator.js library and working AJAX request, but you will need proper server script for this to work as intended.</text:p>
      <text:h text:style-name="Heading_20_2" text:outline-level="2"><text:bookmark-start text:name="__RefHeading___Toc234_1336622991"/>3.9 Map<text:bookmark-end text:name="__RefHeading___Toc234_1336622991"/></text:h>
      <text:p text:style-name="P1">Map – add any map API you want, there is Google Maps by default, without any settings.</text:p>
      <text:p text:style-name="P1">If you useng Google Maps, then you need to create you key and insert it here, instead of <text:span text:style-name="T38">highlighted text sector</text:span>:</text:p>
      <text:p text:style-name="P30">&lt;script async defer</text:p>
      <text:p text:style-name="P30"><text:s text:c="4"/>src="https://maps.googleapis.com/maps/api/js?key=<text:span text:style-name="T38">AIzaSyAD2GTLh7SeztYAZw5ln9zvSnBmkoFq5OM</text:span>&amp;callback=initMap"&gt;</text:p>
      <text:p text:style-name="P30">&lt;/script&gt;</text:p>
      <text:p text:style-name="P30"/>
      <text:p text:style-name="P1">Look official documentation for maps API for more information on subject.</text:p>
      <text:p text:style-name="P1">Anyway, general html-markup looks like this:</text:p>
      <text:p text:style-name="P30">&lt;div class="layout-dark layout-dark__map-screen"&gt;</text:p>
      <text:p text:style-name="P30"><text:s text:c="2"/>&lt;div id="footer-map"&gt;&lt;/div&gt;</text:p>
      <text:p text:style-name="P30">&lt;/div&gt;</text:p>
      <text:p text:style-name="P1">It is responsive and full screen block.</text:p>
      <text:h text:style-name="Heading_20_2" text:outline-level="2"><text:bookmark-start text:name="__RefHeading___Toc236_1336622991"/>3.10 Footer<text:bookmark-end text:name="__RefHeading___Toc236_1336622991"/></text:h>
      <text:p text:style-name="Text_20_body"><text:span text:style-name="T18">Footer contains info similar to </text:span><text:span text:style-name="T21">Contacts</text:span><text:span text:style-name="T18"> screen and have small subscription form. You will need configured server scripts to make this form work, but html-5 form is fully valid and prepared.</text:span></text:p>
      <text:p text:style-name="P33">&lt;form action="" method="GET"&gt;</text:p>
      <text:p text:style-name="P33"><text:s text:c="4"/>&lt;fieldset&gt;</text:p>
      <text:p text:style-name="P33"><text:s text:c="8"/>&lt;label for="email"&gt;Type your email here&lt;/label&gt;</text:p>
      <text:p text:style-name="P33"><text:s text:c="8"/>&lt;input name="email" type="text" id="email" placeholder="Your email here" value=""&gt;</text:p>
      <text:p text:style-name="P33"><text:s text:c="8"/>&lt;button&gt;&lt;span&gt;Subcribe&lt;/span&gt;&lt;/button&gt;</text:p>
      <text:p text:style-name="P33"><text:s text:c="4"/>&lt;/fieldset&gt;</text:p>
      <text:p text:style-name="P33">&lt;/form&gt;</text:p>
      <text:h text:style-name="P40" text:outline-level="1"><text:bookmark-start text:name="__RefHeading___Toc112_1696862431"/>4. CSS files and Structure<text:bookmark-end text:name="__RefHeading___Toc112_1696862431"/></text:h>
      <text:p text:style-name="Text_20_body">There are six css files in <text:span text:style-name="T2">./dist/css folder</text:span></text:p>
      <text:p text:style-name="Directory_20_Tree">dist<text:line-break/><text:line-break/>│<text:line-break/><text:line-break/>└── css</text:p>
      <text:p text:style-name="Directory_20_Tree"><text:s text:c="4"/>├── concert-dark.css</text:p>
      <text:p text:style-name="Directory_20_Tree"><text:s text:c="4"/>├── concert-light.css</text:p>
      <text:p text:style-name="Directory_20_Tree"><text:s text:c="4"/>├── <text:span text:style-name="T30">conf</text:span>-dark.css</text:p>
      <text:p text:style-name="Directory_20_Tree"><text:s text:c="4"/>├── <text:span text:style-name="T30">conf</text:span>-light.css</text:p>
      <text:p text:style-name="Directory_20_Tree"><text:s text:c="4"/>├── fest-dark.css</text:p>
      <text:p text:style-name="Directory_20_Tree"><text:s text:c="4"/><text:span text:style-name="T3">└──</text:span> fest-light.css</text:p>
      <text:p text:style-name="Text_20_body">Each <text:span text:style-name="T2">.css</text:span> file has a color theme and styles for every page in our theme.<text:span text:style-name="T2"><text:line-break/></text:span><text:span text:style-name="T1">Every </text:span><text:span text:style-name="T2">html</text:span><text:span text:style-name="T1"> file has its own styles, there are not only color changes in -</text:span><text:span text:style-name="T2">light -dark</text:span><text:span text:style-name="T1"> versions, but also a markup. Feel free to edit </text:span><text:span text:style-name="T2">.css</text:span><text:span text:style-name="T1"> files for applying little changes in theme. For more complex editing we recommend to edit</text:span><text:span text:style-name="T2"> .less</text:span><text:span text:style-name="T1"> files and rebuild template. Read about it in </text:span><text:a xlink:type="simple" xlink:href="#9.9. Editing source code|outline" text:style-name="Internet_20_link" text:visited-style-name="Visited_20_Internet_20_Link"><text:span text:style-name="T1">Editing source code</text:span></text:a><text:span text:style-name="T1"> section.<text:line-break/><text:line-break/></text:span><text:span text:style-name="T2">Source maps</text:span><text:span text:style-name="T1"> </text:span><text:span text:style-name="T31">are</text:span><text:span text:style-name="T1"> included in </text:span><text:span text:style-name="T2">.css</text:span><text:span text:style-name="T1"> files and mapping </text:span><text:span text:style-name="T2">.less</text:span><text:span text:style-name="T1"> file in </text:span><text:span text:style-name="T2">./src/less/</text:span><text:span text:style-name="T1"> folder.<text:line-break/>Further information provided in </text:span><text:a xlink:type="simple" xlink:href="#9.9. Editing source code|outline" text:style-name="Internet_20_link" text:visited-style-name="Visited_20_Internet_20_Link"><text:span text:style-name="T1">Editing source code</text:span></text:a><text:span text:style-name="T1"> part.</text:span></text:p>
      <text:h text:style-name="P40" text:outline-level="1"><text:bookmark-start text:name="__RefHeading___Toc114_1696862431"/>5. Fonts<text:bookmark-end text:name="__RefHeading___Toc114_1696862431"/></text:h>
      <text:p text:style-name="Text_20_body">We use <text:span text:style-name="T2">FontAwesome</text:span>, <text:span text:style-name="T2">Oswald, OpenSans</text:span> and <text:span text:style-name="T2">Cabin</text:span> fonts. You can find a lot of font definitions in any <text:span text:style-name="T2">.css</text:span><text:span text:style-name="T1"> file. To edit them in css is pretty complicated task. So we recommend to edit </text:span><text:span text:style-name="T2">.less</text:span><text:span text:style-name="T1"> file of theme.</text:span></text:p>
      <text:p text:style-name="Text_20_body"><text:span text:style-name="T1">For example, change the following lines in </text:span><text:span text:style-name="T2">./src/less/themes/concert-dark.less</text:span><text:span text:style-name="T1"> :</text:span></text:p>
      <text:p text:style-name="P10">@font-first: "Open Sans", Helvetica, Arial, sans-serif;</text:p>
      <text:p text:style-name="P10">@font-second: "Oswald", Helvetica, Arial, sans-serif;</text:p>
      <text:p text:style-name="P10">@font-third: "Oswald Stencil", Helvetica, Arial, sans-serif;</text:p>
      <text:p text:style-name="Text_20_body"><text:span text:style-name="T1">And then set this variables to desired elements. Visit links in <text:s/></text:span><text:a xlink:type="simple" xlink:href="#8.8. Editing source code|outline" text:style-name="Internet_20_link" text:visited-style-name="Visited_20_Internet_20_Link"><text:span text:style-name="T1">Edititng source code</text:span></text:a><text:span text:style-name="T1"> section lo learn more about LESS preprocessor.</text:span></text:p>
      <text:p text:style-name="Text_20_body">Add the fonts you are going to use into <text:span text:style-name="T2">index.html</text:span><text:span text:style-name="T1"> via Google Font API.</text:span></text:p>
      <text:p text:style-name="Text_20_body"><text:span text:style-name="T1">We also use iconic fonts: FontAwesome and Icofont. They are added via </text:span><text:span text:style-name="T2">css (less)</text:span><text:span text:style-name="T1">. </text:span></text:p>
      <text:p text:style-name="Text_20_body"><text:span text:style-name="T1">Icofont doesn't have less sources, so we added it through separate .</text:span><text:span text:style-name="T2">css</text:span><text:span text:style-name="T1"> file directly into html: </text:span></text:p>
      <text:p text:style-name="P11"><text:s text:c="2"/>&lt;link rel="stylesheet" href="css/icofont.css"&gt;</text:p>
      <text:p text:style-name="Text_20_body"><text:span text:style-name="T1">FontAwesome has </text:span><text:span text:style-name="T2">.less</text:span><text:span text:style-name="T1"> sources, so you can find it in </text:span><text:span text:style-name="T44">scr/less/font-awesome </text:span><text:span text:style-name="T1">folder.</text:span></text:p>
      <text:p text:style-name="Text_20_body">(<text:a xlink:type="simple" xlink:href="https://developers.google.com/fonts/" text:style-name="Internet_20_link" text:visited-style-name="Visited_20_Internet_20_Link">https://developers.google.com/fonts/</text:a>) and then rebuild the template with blue color scheme.<text:line-break/>Read in <text:a xlink:type="simple" xlink:href="#8.8. Editing source code|outline" text:style-name="Internet_20_link" text:visited-style-name="Visited_20_Internet_20_Link">Edititng source code</text:a> how to rebuild the template.</text:p>
      <text:h text:style-name="P40" text:outline-level="1"><text:bookmark-start text:name="__RefHeading___Toc116_1696862431"/>6. JavaScript<text:bookmark-end text:name="__RefHeading___Toc116_1696862431"/></text:h>
      <text:p text:style-name="Text_20_body">Some <text:span text:style-name="T2">.js </text:span><text:span text:style-name="T1">files placed in </text:span><text:span text:style-name="T44">js</text:span><text:span text:style-name="T1"> folder, and some in </text:span><text:span text:style-name="T44">components</text:span><text:span text:style-name="T1"> folder. It is made for developing reasons (we use Bower), but it has no impact on final product.</text:span></text:p>
      <text:p text:style-name="Directory_20_Tree">dist</text:p>
      <text:p text:style-name="Directory_20_Tree">└── components</text:p>
      <text:p text:style-name="Directory_20_Tree"><text:span text:style-name="T3">│</text:span> <text:s text:c="2"/>├── bootstrap.min.js</text:p>
      <text:p text:style-name="Directory_20_Tree"><text:span text:style-name="T3">│</text:span> <text:s text:c="2"/>├── jquery.min.js</text:p>
      <text:p text:style-name="Directory_20_Tree"><text:span text:style-name="T3">│</text:span> <text:s text:c="2"/>├── jquery.countdown.js</text:p>
      <text:p text:style-name="Directory_20_Tree"><text:span text:style-name="T3">│</text:span> <text:s text:c="2"/>├── lightgallery.min.js</text:p>
      <text:p text:style-name="Directory_20_Tree"><text:span text:style-name="T3">│</text:span> <text:s text:c="2"/>└── validator.js</text:p>
      <text:p text:style-name="Directory_20_Tree">└── js</text:p>
      <text:p text:style-name="Directory_20_Tree"><text:s text:c="4"/>├── audio.js</text:p>
      <text:p text:style-name="Directory_20_Tree"><text:s text:c="4"/>└── scripts.js</text:p>
      <text:p text:style-name="Directory_20_Tree"/>
      <text:p text:style-name="Text_20_body"><text:span text:style-name="T2">.min.js</text:span> files are just minified versions of <text:span text:style-name="T2">.js</text:span> files. It’s better to use them in production, while simple <text:span text:style-name="T2">.js</text:span> files are better for development.</text:p>
      <text:p text:style-name="P29"><text:span text:style-name="T2">bootstrap.js</text:span> – the javascript code required for bootstrap.<text:line-break/><text:span text:style-name="T2">jquery.js</text:span><text:span text:style-name="T1"> – it’s understood.</text:span><text:line-break/><text:span text:style-name="T2">jquery.countdown.js</text:span><text:span text:style-name="T1"> – jquery plugin for countdown timer on some screens.</text:span></text:p>
      <text:p text:style-name="P29"><text:span text:style-name="T2">lightgallery.js</text:span><text:span text:style-name="T1"> – gallery viewer.</text:span></text:p>
      <text:p text:style-name="P29"><text:span text:style-name="T2">validator.js</text:span><text:span text:style-name="T1"> – validation library used for validating fields in contact form.</text:span></text:p>
      <text:p text:style-name="P29"><text:span text:style-name="T2">audio.js</text:span><text:span text:style-name="T1"> – library for audio player in Concert Template.</text:span><text:line-break/><text:span text:style-name="T2">scripts.js</text:span> – custom scripts to set up functionality of template.<text:line-break/></text:p>
      <text:h text:style-name="P40" text:outline-level="1"><text:bookmark-start text:name="__RefHeading___Toc122_1696862431"/>7. Editing source code<text:bookmark-end text:name="__RefHeading___Toc122_1696862431"/></text:h>
      <text:p text:style-name="Text_20_body">First of all you need to prepare your environment.</text:p>
      <text:p text:style-name="Text_20_body">1. Download and install <text:span text:style-name="T2">latest </text:span><text:span text:style-name="T2">stable version</text:span> of node.js and npm: <text:a xlink:type="simple" xlink:href="https://nodejs.org/" text:style-name="Internet_20_link" text:visited-style-name="Visited_20_Internet_20_Link">https://nodejs.org</text:a></text:p>
      <text:p text:style-name="Text_20_body">2. Install gulp: <text:a xlink:type="simple" xlink:href="http://gulpjs.com/" text:style-name="Internet_20_link" text:visited-style-name="Visited_20_Internet_20_Link">http://gulpjs.com/</text:a></text:p>
      <text:p text:style-name="P7"><text:tab/>$ npm install --global gulp-cli</text:p>
      <text:p text:style-name="Text_20_body">3. Open the folder with project (<text:span text:style-name="T2">the root folder, not ./src or ./dist</text:span>) in terminal (or cmd) and run:</text:p>
      <text:p text:style-name="Text_20_body"><text:tab/><text:span text:style-name="T23">$ n</text:span><text:span text:style-name="T23">pm install</text:span></text:p>
      <text:p text:style-name="P8">4. If everything is alright simply run:</text:p>
      <text:p text:style-name="P8"><text:tab/><text:span text:style-name="T23">$ gulp</text:span></text:p>
      <text:p text:style-name="P8">To make a final of build the template run:</text:p>
      <text:p text:style-name="P7"><text:tab/>$ gulp build</text:p>
      <text:p text:style-name="Text_20_body"><text:span text:style-name="T24">WARNING: After this operation </text:span><text:span text:style-name="T29">index.html</text:span><text:span text:style-name="T24"> and all </text:span><text:span text:style-name="T29">.css</text:span><text:span text:style-name="T24"> files in </text:span><text:span text:style-name="T29">./dist</text:span><text:span text:style-name="T24"> folder will be rewritten. Assure that you will lose the changes that you did in files located in </text:span><text:span text:style-name="T29">./dist</text:span><text:span text:style-name="T24"> folder. If you decided to rebuild the template, make changes in </text:span><text:span text:style-name="T29">./src</text:span><text:span text:style-name="T25"> folder and then rebuild.</text:span></text:p>
      <text:p text:style-name="P8"><text:span text:style-name="T1">F</text:span><text:span text:style-name="T1">or each </text:span><text:span text:style-name="T2">.css</text:span><text:span text:style-name="T1"> file </text:span><text:span text:style-name="T2">source maps</text:span><text:span text:style-name="T1"> will be </text:span><text:span text:style-name="T1">included</text:span><text:span text:style-name="T1">. <text:s/></text:span></text:p>
      <text:p text:style-name="P8"><text:span text:style-name="Source_20_Text"><text:span text:style-name="T27">And after this you are ready to make changes.</text:span></text:span></text:p>
      <text:p text:style-name="P21"><text:span text:style-name="Source_20_Text"><text:span text:style-name="T26">Used icon fonts – all free to use:</text:span></text:span></text:p>
      <text:p text:style-name="P21"><text:span text:style-name="Source_20_Text"><text:span text:style-name="T26"/></text:span></text:p>
      <text:p text:style-name="P21"><text:a xlink:type="simple" xlink:href="http://fontawesome.io/" text:style-name="Internet_20_link" text:visited-style-name="Visited_20_Internet_20_Link"><text:span text:style-name="Source_20_Text"><text:span text:style-name="T26">http://fontawesome.io/</text:span></text:span></text:a></text:p>
      <text:p text:style-name="P21"><text:a xlink:type="simple" xlink:href="http://icofont.com/" text:style-name="Internet_20_link" text:visited-style-name="Visited_20_Internet_20_Link"><text:span text:style-name="Source_20_Text"><text:span text:style-name="T26">http://icofont.com/</text:span></text:span></text:a><text:span text:style-name="Source_20_Text"><text:span text:style-name="T26"> </text:span></text:span></text:p>
      <text:p text:style-name="P21"><text:span text:style-name="Source_20_Text"><text:span text:style-name="T26"/></text:span></text:p>
      <text:p text:style-name="P21"><text:span text:style-name="Source_20_Text"><text:span text:style-name="T26">Just find icon you need and set proper class in </text:span></text:span><text:span text:style-name="Source_20_Text"><text:span text:style-name="T28">htm</text:span></text:span><text:span text:style-name="Source_20_Text"><text:span text:style-name="T26">l.</text:span></text:span></text:p>
      <text:p text:style-name="P21"><text:span text:style-name="Source_20_Text"><text:span text:style-name="T26"/></text:span></text:p>
      <text:p text:style-name="P21"><text:span text:style-name="Source_20_Text"><text:span text:style-name="T26">If you don’t know less or bootstrap, learn it:</text:span></text:span></text:p>
      <text:p text:style-name="P21"><text:a xlink:type="simple" xlink:href="http://lesscss.org/" text:style-name="Internet_20_link" text:visited-style-name="Visited_20_Internet_20_Link"><text:span text:style-name="Source_20_Text"><text:span text:style-name="T26">http://lesscss.org</text:span></text:span></text:a></text:p>
      <text:p text:style-name="P21"><text:a xlink:type="simple" xlink:href="https://getbootstrap.com/" text:style-name="Internet_20_link" text:visited-style-name="Visited_20_Internet_20_Link"><text:span text:style-name="Source_20_Text"><text:span text:style-name="T26">https://getbootstrap.com/</text:span></text:span></text:a></text:p>
      <text:p text:style-name="P21"><text:span text:style-name="Source_20_Text"><text:span text:style-name="T26"/></text:span></text:p>
      <text:p text:style-name="P21"><text:span text:style-name="Source_20_Text"><text:span text:style-name="T26">Good luck and have fun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/>
    <style:font-face style:name="Liberation sans" svg:font-family="'Liberation sans'" style:font-family-generic="swiss"/>
    <style:font-face style:name="monospace" svg:font-family="monospace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AR PL SungtiL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cm" fo:margin-right="0cm" fo:margin-top="0.423cm" fo:margin-bottom="0.212cm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left="0cm" fo:margin-right="0cm" fo:margin-top="0.247cm" fo:margin-bottom="0.212cm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Directory_20_Tree" style:display-name="Directory Tree" style:family="paragraph" style:parent-style-name="Text_20_body">
      <style:paragraph-properties fo:line-height="50%"/>
      <style:text-properties style:font-name="monospace" fo:background-color="transparen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AR PL SungtiL GB1" style:font-size-asian="10pt" style:font-name-complex="Liberation Mono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style:font-name-asian="AR PL SungtiL GB1" style:font-name-complex="Liberation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6-22T14:47:31.192055083</meta:creation-date>
    <dc:date>2016-09-29T11:34:15.21</dc:date>
    <meta:editing-duration>PT15H55M19S</meta:editing-duration>
    <meta:editing-cycles>176</meta:editing-cycles>
    <meta:generator>OpenOffice/4.1.2$Win32 OpenOffice.org_project/412m3$Build-9782</meta:generator>
    <meta:document-statistic meta:table-count="0" meta:image-count="0" meta:object-count="0" meta:page-count="12" meta:paragraph-count="271" meta:word-count="1799" meta:character-count="13733"/>
  </office:meta>
</office:document-meta>
</file>